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7D0000007D6E6CD0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draw:marker-start-width="0.33cm" draw:marker-end-width="0.33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fill-color="#e6e6e6" draw:textarea-horizontal-align="center" draw:textarea-vertical-align="top" draw:auto-grow-height="false" fo:padding-top="0.02cm"/>
    </style:style>
    <style:style style:name="gr4" style:family="graphic" style:parent-style-name="standard">
      <style:graphic-properties svg:stroke-color="#80808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textarea-horizontal-align="justify" draw:textarea-vertical-align="top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svg:stroke-width="0.03cm" svg:stroke-color="#000080" draw:marker-start-width="0.35cm" draw:marker-end-width="0.3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663300" draw:marker-start-width="0.35cm" draw:marker-end-width="0.3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355e00" draw:marker-start-width="0.35cm" draw:marker-end-width="0.3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0.6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2cm" svg:stroke-color="#000080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svg:stroke-width="0.02cm" svg:stroke-color="#5c8526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663300" draw:marker-start-width="0.33cm" draw:marker-end="" draw:marker-end-width="0.33cm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svg:stroke-color="#663300" draw:fill-color="#663300" draw:textarea-horizontal-align="justify" draw:textarea-vertical-align="middle" draw:auto-grow-height="false" draw:shadow-offset-x="0.305cm" draw:shadow-offset-y="0.305cm"/>
    </style:style>
    <style:style style:name="gr19" style:family="graphic" style:parent-style-name="standard">
      <style:graphic-properties svg:stroke-width="0.02cm" svg:stroke-color="#663300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svg:stroke-color="#5c8526" draw:marker-start-width="0.33cm" draw:marker-end="" draw:marker-end-width="0.3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color="#808080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808080"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color="#663300" fo:font-size="14pt" style:font-size-asian="14pt" style:font-size-complex="14pt"/>
    </style:style>
    <style:style style:name="P8" style:family="paragraph">
      <style:text-properties fo:color="#355e00" fo:font-size="14pt" style:font-size-asian="14pt" style:font-size-complex="14pt"/>
    </style:style>
    <style:style style:name="P9" style:family="paragraph">
      <style:paragraph-properties fo:text-align="center"/>
      <style:text-properties fo:color="#000080" fo:font-size="14pt" style:font-size-asian="14pt" style:font-size-complex="14pt"/>
    </style:style>
    <style:style style:name="P10" style:family="paragraph">
      <style:paragraph-properties fo:text-align="center"/>
      <style:text-properties fo:color="#663300" fo:font-size="14pt" style:font-size-asian="14pt" style:font-size-complex="14pt"/>
    </style:style>
    <style:style style:name="P11" style:family="paragraph">
      <style:paragraph-properties fo:text-align="center"/>
      <style:text-properties fo:color="#355e00" fo:font-size="14pt" style:font-size-asian="14pt" style:font-size-complex="14pt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color="#000080"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color="#80808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808080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663300" fo:font-size="14pt" style:font-size-asian="14pt" style:font-size-complex="14pt"/>
    </style:style>
    <style:style style:name="T7" style:family="text">
      <style:text-properties fo:color="#355e00" fo:font-size="14pt" style:font-size-asian="14pt" style:font-size-complex="14pt"/>
    </style:style>
    <style:style style:name="T8" style:family="text">
      <style:text-properties fo:color="#00008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5cm" svg:height="0.5cm" svg:x="8.146cm" svg:y="3.6cm">
          <text:p text:style-name="P1"><text:span text:style-name="T1">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cm" svg:height="0.85cm" svg:x="8.046cm" svg:y="0.15cm">
          <text:p text:style-name="P1"><text:span text:style-name="T1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7cm" svg:height="4.85cm" svg:x="7.996cm" svg:y="2.1cm">
          <text:p text:style-name="P1"><text:span text:style-name="T1">P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9.17049446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.35cm" svg:height="1cm" svg:x="8.146cm" svg:y="3.1cm">
          <text:p text:style-name="P1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5cm" svg:height="1cm" svg:x="8.146cm" svg:y="4.45cm">
          <text:p text:style-name="P1"><text:span text:style-name="T1">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35cm" svg:height="1cm" svg:x="8.173cm" svg:y="5.745cm">
          <text:p text:style-name="P1"><text:span text:style-name="T1">Sched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5cm" svg:height="1.2cm" svg:x="8.2cm" svg:y="8.45cm">
          <text:p text:style-name="P3"><text:span text:style-name="T2">SB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" draw:layer="layout" svg:width="2.6cm" svg:height="1.35cm" svg:x="0.1cm" svg:y="2.146cm">
          <text:p text:style-name="P1"><text:span text:style-name="T3">Grou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id="id2" draw:layer="layout" svg:width="2.6cm" svg:height="1.35cm" svg:x="0.1cm" svg:y="3.65cm">
          <text:p text:style-name="P1"><text:span text:style-name="T3">Pe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6cm" svg:height="1.35cm" svg:x="0.1cm" svg:y="5.15cm">
          <text:p text:style-name="P3"><text:span text:style-name="T4">OS Image</text:span></text:p>
          <text:p text:style-name="P3"><text:span text:style-name="T4">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25cm" svg:height="4.55cm" svg:x="16.269cm" svg:y="0.8cm">
          <text:p text:style-name="P1"><text:span text:style-name="T3">dom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25cm" svg:height="4.55cm" svg:x="18.519cm" svg:y="0.8cm">
          <text:p text:style-name="P1"><text:span text:style-name="T3">dom 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15cm" svg:height="1.25cm" svg:x="16.319cm" svg:y="1.6cm">
          <text:p text:style-name="P1"><text:span text:style-name="T3">Cloud</text:span></text:p>
          <text:p text:style-name="P1"><text:span text:style-name="T3">M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2" draw:layer="layout" svg:width="2.15cm" svg:height="1.25cm" svg:x="18.569cm" svg:y="1.6cm">
          <text:p text:style-name="P1"><text:span text:style-name="T3">VPN</text:span></text:p>
          <text:p text:style-name="P1"><text:span text:style-name="T3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15cm" svg:height="1.25cm" svg:x="16.319cm" svg:y="2.95cm">
          <text:p text:style-name="P1"><text:span text:style-name="T3">BO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15cm" svg:height="1.25cm" svg:x="18.569cm" svg:y="2.95cm">
          <text:p text:style-name="P1"><text:span text:style-name="T3">DHC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5cm" svg:height="0.7cm" svg:x="16.269cm" svg:y="0.1cm">
          <text:p text:style-name="P1"><text:span text:style-name="T3">Service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45cm" svg:height="6.781cm" svg:x="16.619cm" svg:y="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45cm" svg:height="6.731cm" svg:x="16.469cm" svg:y="5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25cm" svg:height="5.931cm" svg:x="16.269cm" svg:y="6.319cm">
          <text:p text:style-name="P1"><text:span text:style-name="T3">dom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25cm" svg:height="3cm" svg:x="18.519cm" svg:y="6.319cm">
          <text:p text:style-name="P1"><text:span text:style-name="T3">dom 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15cm" svg:height="1.25cm" svg:x="16.319cm" svg:y="7.119cm">
          <text:p text:style-name="P1"><text:span text:style-name="T3">Cloud</text:span></text:p>
          <text:p text:style-name="P1"><text:span text:style-name="T3">M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15cm" svg:height="1.25cm" svg:x="18.569cm" svg:y="7.119cm">
          <text:p text:style-name="P1"><text:span text:style-name="T3">Virtual</text:span><text:span text:style-name="T3"><text:line-break/></text:span><text:span text:style-name="T3">M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15cm" svg:height="1.25cm" svg:x="16.319cm" svg:y="8.469cm">
          <text:p text:style-name="P1"><text:span text:style-name="T3">BO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5cm" svg:height="0.7cm" svg:x="16.269cm" svg:y="5.619cm">
          <text:p text:style-name="P1"><text:span text:style-name="T3">Worker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15cm" svg:height="1.25cm" svg:x="16.319cm" svg:y="9.819cm">
          <text:p text:style-name="P1"><text:span text:style-name="T5">Magrath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25cm" svg:height="2.931cm" svg:x="18.519cm" svg:y="9.319cm">
          <text:p text:style-name="P1"><text:span text:style-name="T3">dom 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15cm" svg:height="1.25cm" svg:x="18.569cm" svg:y="10.169cm">
          <text:p text:style-name="P1"><text:span text:style-name="T3">Virtual</text:span><text:span text:style-name="T3"><text:line-break/></text:span><text:span text:style-name="T3">M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0cm" svg:y1="1.6cm" svg:x2="12.55cm" svg:y2="1.6cm">
          <text:p/>
        </draw:line>
        <draw:line draw:style-name="gr7" draw:text-style-name="P1" draw:layer="layout" svg:x1="12.596cm" svg:y1="0cm" svg:x2="12.596cm" svg:y2="13.6cm">
          <text:p/>
        </draw:line>
        <draw:g>
          <draw:frame draw:style-name="gr8" draw:text-style-name="P7" draw:layer="layout" svg:width="5.8cm" svg:height="0.806cm" svg:x="1.2cm" svg:y="11.494cm">
            <draw:text-box>
              <text:p><text:span text:style-name="T6">Distributing group data</text:span></text:p>
            </draw:text-box>
          </draw:frame>
          <draw:frame draw:style-name="gr9" draw:text-style-name="P8" draw:layer="layout" svg:width="6.7cm" svg:height="0.806cm" svg:x="1.2cm" svg:y="12.25cm">
            <draw:text-box>
              <text:p><text:span text:style-name="T7">Deciding on authorization</text:span></text:p>
            </draw:text-box>
          </draw:frame>
          <draw:custom-shape draw:style-name="gr10" draw:text-style-name="P9" draw:layer="layout" svg:width="0.9cm" svg:height="0.6cm" svg:x="0.15cm" svg:y="10.85cm">
            <text:p text:style-name="P1"><text:span text:style-name="T8">1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9cm" svg:height="0.6cm" svg:x="0.15cm" svg:y="11.6cm">
            <text:p text:style-name="P1"><text:span text:style-name="T6">2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9cm" svg:height="0.6cm" svg:x="0.15cm" svg:y="12.35cm">
            <text:p text:style-name="P1"><text:span text:style-name="T7">3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5.3cm" svg:height="0.85cm" svg:x="1.2cm" svg:y="10.75cm">
            <draw:text-box>
              <text:p text:style-name="P12"><text:span text:style-name="T8">Providing group data</text:span></text:p>
            </draw:text-box>
          </draw:frame>
        </draw:g>
        <draw:frame draw:style-name="gr14" draw:text-style-name="P1" draw:layer="layout" svg:width="0.577cm" svg:height="0.577cm" svg:x="8.119cm" svg:y="0.273cm">
          <draw:image xlink:href="Pictures/100002010000007D0000007D6E6CD0D5.png" xlink:type="simple" xlink:show="embed" xlink:actuate="onLoad">
            <text:p/>
          </draw:image>
        </draw:frame>
        <draw:custom-shape draw:style-name="gr1" draw:text-style-name="P4" draw:id="id3" draw:layer="layout" svg:width="2.6cm" svg:height="1.35cm" svg:x="4.05cm" svg:y="5.55cm">
          <text:p text:style-name="P1"><text:span text:style-name="T3">Authz</text:span></text:p>
          <text:p text:style-name="P1"><text:span text:style-name="T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curve" svg:x1="2.7cm" svg:y1="2.821cm" svg:x2="2.7cm" svg:y2="4.325cm" draw:start-shape="id1" draw:start-glue-point="1" draw:end-shape="id2" draw:end-glue-point="1" svg:d="m2700 2821c751 0 751 1504 0 1504">
          <text:p/>
        </draw:connector>
        <draw:custom-shape draw:style-name="gr10" draw:text-style-name="P9" draw:layer="layout" svg:width="0.9cm" svg:height="0.6cm" svg:x="2.85cm" svg:y="3.1cm">
          <text:p text:style-name="P1"><text:span text:style-name="T8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5.35cm" svg:y1="5.55cm" svg:x2="8.146cm" svg:y2="3.6cm" draw:start-shape="id3" draw:start-glue-point="0" draw:end-shape="id4" draw:end-glue-point="3" svg:d="m5350 5550c0-1300 932-1950 2796-1950">
          <text:p/>
        </draw:connector>
        <draw:connector draw:style-name="gr16" draw:text-style-name="P1" draw:layer="layout" draw:type="curve" draw:line-skew="-0.17cm" svg:x1="6.65cm" svg:y1="6.225cm" svg:x2="8.173cm" svg:y2="6.245cm" draw:start-shape="id3" draw:start-glue-point="1" draw:end-shape="id5" draw:end-glue-point="3" svg:d="m6650 6225c888 0 127 20 1523 20">
          <text:p/>
        </draw:connector>
        <draw:connector draw:style-name="gr17" draw:text-style-name="P1" draw:layer="layout" draw:type="curve" svg:x1="2.7cm" svg:y1="4.325cm" svg:x2="3.652cm" svg:y2="7.746cm" draw:start-shape="id2" draw:start-glue-point="1" draw:end-shape="id6" draw:end-glue-point="6" svg:d="m2700 4325c751 0 501 1921 476 1921s-275 1500 476 1500">
          <text:p/>
        </draw:connector>
        <draw:custom-shape draw:style-name="gr18" draw:text-style-name="P1" draw:id="id6" draw:layer="layout" svg:width="0.498cm" svg:height="0.507cm" svg:x="3.652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draw:type="curve" svg:x1="4.15cm" svg:y1="7.746cm" svg:x2="5.35cm" svg:y2="6.9cm" draw:start-shape="id6" draw:start-glue-point="10" draw:end-shape="id3" draw:end-glue-point="2" svg:d="m4150 7746c800 0 1200-282 1200-846">
          <text:p/>
        </draw:connector>
        <draw:custom-shape draw:style-name="gr1" draw:text-style-name="P6" draw:id="id8" draw:layer="layout" svg:width="2.15cm" svg:height="0.95cm" svg:x="16.319cm" svg:y="4.3cm">
          <text:p text:style-name="P6"><text:span text:style-name="T5">Authz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id="id7" draw:layer="layout" svg:width="2.15cm" svg:height="0.95cm" svg:x="16.319cm" svg:y="11.2cm">
          <text:p text:style-name="P6"><text:span text:style-name="T5">Authz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draw:line-skew="-2.536cm" svg:x1="4.15cm" svg:y1="7.746cm" svg:x2="16.319cm" svg:y2="11.675cm" draw:start-shape="id6" draw:start-glue-point="10" draw:end-shape="id7" svg:d="m4150 7746c5323 0-761 3929 12169 3929">
          <text:p/>
        </draw:connector>
        <draw:connector draw:style-name="gr19" draw:text-style-name="P1" draw:layer="layout" draw:type="curve" draw:line-skew="3.725cm" svg:x1="4.15cm" svg:y1="7.746cm" svg:x2="16.319cm" svg:y2="4.775cm" draw:start-shape="id6" draw:start-glue-point="10" draw:end-shape="id8" draw:end-glue-point="3" svg:d="m4150 7746c14715 0 8631-2971 12169-2971">
          <text:p/>
        </draw:connector>
        <draw:custom-shape draw:style-name="gr11" draw:text-style-name="P10" draw:layer="layout" svg:width="0.9cm" svg:height="0.6cm" svg:x="3.5cm" svg:y="7.45cm">
          <text:p text:style-name="P1"><text:span text:style-name="T6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9cm" svg:height="0.6cm" svg:x="5.35cm" svg:y="4.15cm">
          <text:p text:style-name="P1"><text:span text:style-name="T7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9cm" svg:height="0.6cm" svg:x="6.2cm" svg:y="5.95cm">
          <text:p text:style-name="P1"><text:span text:style-name="T7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id="id9" draw:layer="layout" svg:width="2.15cm" svg:height="0.6cm" svg:x="18.569cm" svg:y="11.55cm">
          <text:p text:style-name="P1"><text:span text:style-name="T5">P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id="id11" draw:layer="layout" svg:width="2.15cm" svg:height="0.6cm" svg:x="18.569cm" svg:y="8.519cm">
          <text:p text:style-name="P1"><text:span text:style-name="T5">P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9.644cm" svg:y1="12.15cm" svg:x2="17.394cm" svg:y2="12.15cm" draw:start-shape="id9" draw:end-shape="id7" draw:end-glue-point="2" svg:d="m19644 12150c0 753-2250 753-2250 0">
          <text:p/>
        </draw:connector>
        <draw:custom-shape draw:style-name="gr12" draw:text-style-name="P11" draw:layer="layout" svg:width="0.9cm" svg:height="0.6cm" svg:x="18.169cm" svg:y="12.5cm">
          <text:p text:style-name="P1"><text:span text:style-name="T7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10" draw:layer="layout" svg:width="0.9cm" svg:height="0.6cm" svg:x="19.319cm" svg:y="13.05cm">
          <text:p text:style-name="P1"><text:span text:style-name="T7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19.319cm" svg:y1="13.349cm" svg:x2="17.394cm" svg:y2="12.15cm" draw:start-shape="id10" draw:start-glue-point="6" draw:end-shape="id7" draw:end-glue-point="2" svg:d="m19319 13349c-1284 0-1925-399-1925-1199">
          <text:p/>
        </draw:connector>
        <draw:connector draw:style-name="gr20" draw:text-style-name="P1" draw:layer="layout" draw:type="curve" draw:line-skew="0.301cm" svg:x1="20.719cm" svg:y1="8.819cm" svg:x2="20.219cm" svg:y2="13.349cm" draw:start-shape="id11" draw:start-glue-point="1" draw:end-shape="id10" draw:end-glue-point="10" svg:d="m20719 8819c1204 0 1454 4530-500 4530">
          <text:p/>
        </draw:connector>
        <draw:connector draw:style-name="gr16" draw:text-style-name="P1" draw:layer="layout" draw:type="curve" svg:x1="20.719cm" svg:y1="2.225cm" svg:x2="18.469cm" svg:y2="4.775cm" draw:start-shape="id12" draw:start-glue-point="1" draw:end-shape="id8" svg:d="m20719 2225c753 0 1878 2550-2250 2550">
          <text:p/>
        </draw:connector>
        <draw:custom-shape draw:style-name="gr12" draw:text-style-name="P11" draw:layer="layout" svg:width="0.9cm" svg:height="0.6cm" svg:x="21cm" svg:y="3cm">
          <text:p text:style-name="P1"><text:span text:style-name="T7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996cm" fo:page-height="13.7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Zdenek Sustr</meta:initial-creator>
    <meta:creation-date>2009-09-10T10:56:30</meta:creation-date>
    <dc:date>2009-12-11T11:58:17</dc:date>
    <dc:creator>Zdenek Sustr</dc:creator>
    <meta:editing-duration>PT05H24M36S</meta:editing-duration>
    <meta:editing-cycles>19</meta:editing-cycles>
    <meta:generator>OpenOffice.org/3.1$Unix OpenOffice.org_project/310m11$Build-9399</meta:generator>
    <meta:document-statistic meta:object-count="62"/>
  </office:meta>
</office:document-meta>
</file>